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582c" officeooo:paragraph-rsid="001e5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7:18:11.525000000</meta:creation-date>
    <dc:date>2024-09-11T17:18:53.706000000</dc:date>
    <meta:editing-duration>PT4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2.3$Windows_X86_64 LibreOffice_project/382eef1f22670f7f4118c8c2dd222ec7ad009daf</meta:generator>
  </office:meta>
</office:document-meta>
</file>